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11pt"/>
    </style:style>
    <style:style style:name="co2" style:family="table-column">
      <style:table-column-properties fo:break-before="auto" style:column-width="195.39pt"/>
    </style:style>
    <style:style style:name="co3" style:family="table-column">
      <style:table-column-properties fo:break-before="auto" style:column-width="12.1pt"/>
    </style:style>
    <style:style style:name="co4" style:family="table-column">
      <style:table-column-properties fo:break-before="auto" style:column-width="10.06pt"/>
    </style:style>
    <style:style style:name="co5" style:family="table-column">
      <style:table-column-properties fo:break-before="auto" style:column-width="13.61pt"/>
    </style:style>
    <style:style style:name="co6" style:family="table-column">
      <style:table-column-properties fo:break-before="auto" style:column-width="452.41pt"/>
    </style:style>
    <style:style style:name="co7" style:family="table-column">
      <style:table-column-properties fo:break-before="auto" style:column-width="51.51pt"/>
    </style:style>
    <style:style style:name="co8" style:family="table-column">
      <style:table-column-properties fo:break-before="auto" style:column-width="272.1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98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2])" table:allow-empty-cell="false" table:display-list="unsorted" table:base-cell-address="'Main Checklist'.G2">
          <table:error-message table:message-type="stop" table:display="true"/>
        </table:content-validation>
      </table:content-validations>
      <table:table table:name="Main Check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3"/>
          <table:table-cell table:style-name="ce5"/>
          <table:table-cell table:style-name="ce1" office:value-type="string" calcext:value-type="string">
            <text:p>Output File Name</text:p>
          </table:table-cell>
          <table:table-cell table:style-name="ce1" office:value-type="string" calcext:value-type="string">
            <text:p>Watche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he Simple Carnival - Go Away I Like You Too Much</text:p>
          </table:table-cell>
          <table:table-cell table:number-columns-repeated="3"/>
          <table:table-cell table:formula="of:=[.B2]&amp;&quot; &quot;&amp;[.B3]&amp;&quot; 2D &quot;&amp;[.B4]&amp;&quot; lossless&quot;&amp;[.B5]&amp;&quot;.avi&quot;" office:value-type="string" office:string-value="The Simple Carnival - Go Away I Like You Too Much 68 2D 1920 x 1080 lossless (with laurels).avi" calcext:value-type="string">
            <text:p>The Simple Carnival - Go Away I Like You Too Much 68 2D 1920 x 1080 lossless (with laurels).avi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Make sure there are no floating stereo windows for 2D vers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B2]&amp;&quot; &quot;&amp;[.B3]&amp;&quot; 2D &quot;&amp;[.B4]&amp;&quot; for web&quot;&amp;[.B5]&amp;&quot;.m2t&quot;" office:value-type="string" office:string-value="The Simple Carnival - Go Away I Like You Too Much 68 2D 1920 x 1080 for web (with laurels).m2t" calcext:value-type="string">
            <text:p>The Simple Carnival - Go Away I Like You Too Much 68 2D 1920 x 1080 for web (with laurels).m2t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 x 1080</text:p>
          </table:table-cell>
          <table:table-cell table:number-columns-repeated="3"/>
          <table:table-cell table:formula="of:=[.B2]&amp;&quot; &quot;&amp;[.B3]&amp;&quot; 3D &quot;&amp;[.B4]&amp;&quot; LEFT lossless&quot;&amp;[.B5]&amp;&quot;.avi&quot;" office:value-type="string" office:string-value="The Simple Carnival - Go Away I Like You Too Much 68 3D 1920 x 1080 LEFT lossless (with laurels).avi" calcext:value-type="string">
            <text:p>The Simple Carnival - Go Away I Like You Too Much 68 3D 1920 x 1080 LEFT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a Info at End</text:p>
          </table:table-cell>
          <table:table-cell office:value-type="string" calcext:value-type="string">
            <text:p><text:s/>(with laurels)</text:p>
          </table:table-cell>
          <table:table-cell table:number-columns-repeated="3"/>
          <table:table-cell table:formula="of:=[.B2]&amp;&quot; &quot;&amp;[.B3]&amp;&quot; 3D &quot;&amp;[.B4]&amp;&quot; RIGHT lossless&quot;&amp;[.B5]&amp;&quot;.avi&quot;" office:value-type="string" office:string-value="The Simple Carnival - Go Away I Like You Too Much 68 3D 1920 x 1080 RIGHT lossless (with laurels).avi" calcext:value-type="string">
            <text:p>The Simple Carnival - Go Away I Like You Too Much 68 3D 1920 x 1080 RIGHT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B2]&amp;&quot; &quot;&amp;[.B3]&amp;&quot; 3D &quot;&amp;[.B4]&amp;&quot; anaglyph lossless&quot;&amp;[.B5]&amp;&quot;.avi&quot;" office:value-type="string" office:string-value="The Simple Carnival - Go Away I Like You Too Much 68 3D 1920 x 1080 anaglyph lossless (with laurels).avi" calcext:value-type="string">
            <text:p>The Simple Carnival - Go Away I Like You Too Much 68 3D 1920 x 1080 anaglyph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B2]&amp;&quot; &quot;&amp;[.B3]&amp;&quot; 3D &quot;&amp;[.B4]&amp;&quot; over-under&quot;&amp;[.B5]&amp;&quot;.m2t&quot;" office:value-type="string" office:string-value="The Simple Carnival - Go Away I Like You Too Much 68 3D 1920 x 1080 over-under (with laurels).m2t" calcext:value-type="string">
            <text:p>The Simple Carnival - Go Away I Like You Too Much 68 3D 1920 x 1080 over-under (with laurels).m2t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B2]&amp;&quot; &quot;&amp;[.B3]&amp;&quot; 2D-3D &quot;&amp;[.B4]&amp;&quot; for web&quot;&amp;[.B5]&amp;&quot;.m2t&quot;" office:value-type="string" office:string-value="The Simple Carnival - Go Away I Like You Too Much 68 2D-3D 1920 x 1080 for web (with laurels).m2t" calcext:value-type="string">
            <text:p>The Simple Carnival - Go Away I Like You Too Much 68 2D-3D 1920 x 1080 for web (with laurels).m2t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HTC - &quot;&amp;[.B2]&amp;&quot; &quot;&amp;[.B3]&amp;&quot;.mp4&quot;" office:value-type="string" office:string-value="HTC - The Simple Carnival - Go Away I Like You Too Much 68.mp4" calcext:value-type="string">
            <text:p>HTC - The Simple Carnival - Go Away I Like You Too Much 68.mp4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HTC EVO vide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SCF4439.avi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FUJI W3 video; name should be similar to thi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2]&amp;&quot; DCP (2D)&quot;" office:value-type="string" office:string-value="The Simple Carnival - Go Away I Like You Too Much DCP (2D)" calcext:value-type="string">
            <text:p>The Simple Carnival - Go Away I Like You Too Much DCP (2D)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2D DCP folder name – See DCP Checklist tab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2]&amp;&quot; DCP (3D)&quot;" office:value-type="string" office:string-value="The Simple Carnival - Go Away I Like You Too Much DCP (3D)" calcext:value-type="string">
            <text:p>The Simple Carnival - Go Away I Like You Too Much DCP (3D)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3D DCP folder name – See DCP Checklist tab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TODO List</text:p>
          </table:table-cell>
          <table:table-cell table:style-name="ce1" office:value-type="string" calcext:value-type="string">
            <text:p>Completed?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Back up to cloud: &quot;&amp;[.F2]" office:value-type="string" office:string-value="Back up to cloud: The Simple Carnival - Go Away I Like You Too Much 68 2D 1920 x 1080 lossless (with laurels).avi" calcext:value-type="string">
            <text:p>Back up to cloud: The Simple Carnival - Go Away I Like You Too Much 68 2D 1920 x 1080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Back up to cloud: &quot;&amp;[.F4]" office:value-type="string" office:string-value="Back up to cloud: The Simple Carnival - Go Away I Like You Too Much 68 3D 1920 x 1080 LEFT lossless (with laurels).avi" calcext:value-type="string">
            <text:p>Back up to cloud: The Simple Carnival - Go Away I Like You Too Much 68 3D 1920 x 1080 LEFT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Back up to cloud: &quot;&amp;[.F5]" office:value-type="string" office:string-value="Back up to cloud: The Simple Carnival - Go Away I Like You Too Much 68 3D 1920 x 1080 RIGHT lossless (with laurels).avi" calcext:value-type="string">
            <text:p>Back up to cloud: The Simple Carnival - Go Away I Like You Too Much 68 3D 1920 x 1080 RIGHT lossless (with laurels).avi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Back up to cloud: &quot;&amp;[.F7]" office:value-type="string" office:string-value="Back up to cloud: The Simple Carnival - Go Away I Like You Too Much 68 3D 1920 x 1080 over-under (with laurels).m2t" calcext:value-type="string">
            <text:p>Back up to cloud: The Simple Carnival - Go Away I Like You Too Much 68 3D 1920 x 1080 over-under (with laurels).m2t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Back up to cloud: &quot;&amp;[.F11]" office:value-type="string" office:string-value="Back up to cloud: The Simple Carnival - Go Away I Like You Too Much DCP (2D)" calcext:value-type="string">
            <text:p>Back up to cloud: The Simple Carnival - Go Away I Like You Too Much DCP (2D)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Back up to cloud: &quot;&amp;[.F12]" office:value-type="string" office:string-value="Back up to cloud: The Simple Carnival - Go Away I Like You Too Much DCP (3D)" calcext:value-type="string">
            <text:p>Back up to cloud: The Simple Carnival - Go Away I Like You Too Much DCP (3D)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Upload to YouTube: &quot;&amp;[.F8]" office:value-type="string" office:string-value="Upload to YouTube: The Simple Carnival - Go Away I Like You Too Much 68 2D-3D 1920 x 1080 for web (with laurels).m2t" calcext:value-type="string">
            <text:p>Upload to YouTube: The Simple Carnival - Go Away I Like You Too Much 68 2D-3D 1920 x 1080 for web (with laurels).m2t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Put on HTC EVO: &quot;&amp;[.F9]" office:value-type="string" office:string-value="Put on HTC EVO: HTC - The Simple Carnival - Go Away I Like You Too Much 68.mp4" calcext:value-type="string">
            <text:p>Put on HTC EVO: HTC - The Simple Carnival - Go Away I Like You Too Much 68.mp4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&quot;Put on Fuji W3: &quot;&amp;[.F10]" office:value-type="string" office:string-value="Put on Fuji W3: DSCF4439.avi" calcext:value-type="string">
            <text:p>Put on Fuji W3: DSCF4439.avi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ck up all files on blu-ray (offsite blu-ray as well)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ck up all files to external hard drive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ck up all files to second hard drive</text:p>
          </table:table-cell>
          <table:table-cell table:content-validation-name="val1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P Checklist" table:style-name="ta1">
        <office:forms form:automatic-focus="false" form:apply-design-mode="false"/>
        <table:table-column table:style-name="co10" table:default-cell-style-name="ce8"/>
        <table:table-column table:style-name="co9" table:number-columns-repeated="2" table:default-cell-style-name="ce2"/>
        <table:table-column table:style-name="co9" table:number-columns-repeated="1021" table:default-cell-style-name="Default"/>
        <table:table-row table:style-name="ro2">
          <table:table-cell table:style-name="ce7"/>
          <table:table-cell table:style-name="ce7" office:value-type="string" calcext:value-type="string">
            <text:p>DCP 2D</text:p>
          </table:table-cell>
          <table:table-cell table:style-name="ce7" office:value-type="string" calcext:value-type="string">
            <text:p>DCP 3D</text:p>
          </table:table-cell>
          <table:table-cell table:style-name="ce9" table:number-columns-repeated="1021"/>
        </table:table-row>
        <table:table-row table:style-name="ro3">
          <table:table-cell office:value-type="string" calcext:value-type="string">
            <text:p>If 2D, make a 2D session without FSW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 TIFFs LEF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 TIFFs RIGH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 audio (48k 24 bit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/>
          <table:table-cell table:content-validation-name="val1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OpenDCP - JPEG 2000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DCP - MXF - sound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DCP - MXF - imag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DCP - Make DC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number-columns-repeated="1021"/>
        </table:table-row>
        <table:table-row table:style-name="ro3" table:number-rows-repeated="3">
          <table:table-cell/>
          <table:table-cell table:content-validation-name="val1" table:number-columns-repeated="2"/>
          <table:table-cell table:number-columns-repeated="1021"/>
        </table:table-row>
        <table:table-row table:style-name="ro3">
          <table:table-cell/>
          <table:table-cell table:content-validation-name="val1" table:number-columns-repeated="2"/>
          <table:table-cell table:number-columns-repeated="1021"/>
        </table:table-row>
      </table:table>
      <table:table table:name="Data" table:style-name="ta1">
        <office:forms form:automatic-focus="false" form:apply-design-mode="false"/>
        <table:table-column table:style-name="co9" table:default-cell-style-name="Default"/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46:27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9-12-13T14:36:25.006000000</dc:date>
    <meta:editing-duration>PT49M57S</meta:editing-duration>
    <meta:editing-cycles>3</meta:editing-cycles>
    <meta:document-statistic meta:table-count="3" meta:cell-count="94" meta:object-count="0"/>
  </office:meta>
</office:document-meta>
</file>